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gr1" style:family="graphic">
      <style:graphic-properties svg:stroke-width="0.0799in" draw:marker-start-width="0.3799in" draw:marker-end-width="0.3799in" draw:textarea-horizontal-align="justify" draw:textarea-vertical-align="middle" draw:auto-grow-height="false" fo:min-height="0.3752in" fo:min-width="0.6563in" fo:padding-top="0.0402in" fo:padding-bottom="0.04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0.7504in" svg:height="0.7504in" svg:x="1.1583in" svg:y="0.3453in"><text:p/><draw:enhanced-geometry svg:viewBox="0 0 21600 21600" draw:text-areas="0 ?f0 ?f5 ?f2" draw:type="right-arrow" draw:modifiers="10350.4162812211 5854.5790934320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User</meta:initial-creator>
    <meta:creation-date>2017-08-17T21:21:36.792221617</meta:creation-date>
    <dc:date>2017-08-17T21:53:14.509119810</dc:date>
    <dc:creator>The User</dc:creator>
    <meta:editing-duration>PT16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